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01C24177EFE39F4.png" manifest:media-type="image/png"/>
  <manifest:file-entry manifest:full-path="Pictures/100002010000055600000300845AEC3D2E065635.png" manifest:media-type="image/png"/>
  <manifest:file-entry manifest:full-path="Pictures/100002010000055600000300ABEDC137905D62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41cm, 14.674cm, 0cm, 1.3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2cm, 14.363cm, 0cm, 1.5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4cm, 14.734cm, 0cm, 1.4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.658cm" svg:y="0.125cm" svg:width="15.141cm" svg:height="12.765cm" draw:z-index="0"><draw:image xlink:href="Pictures/100002010000055600000300845AEC3D2E065635.png" xlink:type="simple" xlink:show="embed" xlink:actuate="onLoad" loext:mime-type="image/png"/></draw:frame></text:p>
      <text:p text:style-name="Standard"><draw:frame draw:style-name="fr2" draw:name="Image2" text:anchor-type="paragraph" svg:x="1.057cm" svg:y="0.162cm" svg:width="14.836cm" svg:height="12.7cm" draw:z-index="1"><draw:image xlink:href="Pictures/100002010000055600000300ABEDC137905D6230.png" xlink:type="simple" xlink:show="embed" xlink:actuate="onLoad" loext:mime-type="image/png"/></draw:frame><text:soft-page-break/></text:p>
      <text:p text:style-name="Standard"><text:soft-page-break/></text:p>
      <text:p text:style-name="Standard"><draw:frame draw:style-name="fr3" draw:name="Image3" text:anchor-type="paragraph" svg:x="0.418cm" svg:y="0.681cm" svg:width="16.72cm" svg:height="14.295cm" draw:z-index="2"><draw:image xlink:href="Pictures/100002010000055600000300D01C24177EFE39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0:25:28.647520232</meta:creation-date>
    <dc:date>2020-05-05T10:29:59.432296331</dc:date>
    <meta:editing-duration>PT4M31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